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7d865" officeooo:paragraph-rsid="0007d865"/>
    </style:style>
    <style:style style:name="P2" style:family="paragraph" style:parent-style-name="Standard">
      <style:paragraph-properties fo:text-align="end" style:justify-single-word="false" style:writing-mode="rl-tb"/>
      <style:text-properties officeooo:rsid="0007d865" officeooo:paragraph-rsid="00089cd2"/>
    </style:style>
    <style:style style:name="P3" style:family="paragraph" style:parent-style-name="Standard">
      <style:paragraph-properties fo:text-align="end" style:justify-single-word="false" style:writing-mode="rl-tb"/>
      <style:text-properties officeooo:rsid="0007d865" officeooo:paragraph-rsid="0009a949"/>
    </style:style>
    <style:style style:name="P4" style:family="paragraph" style:parent-style-name="Standard">
      <style:paragraph-properties fo:text-align="end" style:justify-single-word="false" style:writing-mode="rl-tb"/>
      <style:text-properties officeooo:rsid="0007d865" officeooo:paragraph-rsid="000b3f71"/>
    </style:style>
    <style:style style:name="T1" style:family="text">
      <style:text-properties officeooo:rsid="00089cd2"/>
    </style:style>
    <style:style style:name="T2" style:family="text">
      <style:text-properties officeooo:rsid="0009a949"/>
    </style:style>
    <style:style style:name="T3" style:family="text">
      <style:text-properties officeooo:rsid="000a648f"/>
    </style:style>
    <style:style style:name="T4" style:family="text">
      <style:text-properties officeooo:rsid="000b3f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اتاق جو سنگینی داشت. اریو دیگر به این نوع سفرها عادت کرده بود. سریع از جایش بلند شد و از میز پایین پرید و دست پارسبانو پیترینا را هم گرفت و آن‌ها را نیز به نشانه احترام پایین آورد. همه فرماندهان اتاق جنگ با تعجب بسیار منتظر توضیح از او بودند. اریو: درود فرمانبر بزرگ سرزمینم ایران. با پوزش می‌خواهم که به این شکل وارد اتاق جنگ شدم، اما به محض شنیدن خبر جنگ و محاصره دژ پارت، سریعاً خودم را رساندم. اگر بزرگ جمع حاکم و شاهدخت پارت اجازه دهند، من و همراهانم بنشینیم.</text:p>
      <text:p text:style-name="P1"/>
      <text:p text:style-name="P1">همه فرماندهان تعجب کردند که اریو، که ابگینه را همیشه آزار می‌داد و حتی او را در میانه میدان رها کرده بود، حالا چه شده که این‌طور چاپلوسی‌اش را می‌کند. با ادامه نگاه منتظر اریو، فرماندهان هم به ابگینه نگاه کردند. ابگینه برخلاف میل باطنی‌اش نگاهش را از روی نقشه برداشت و خیلی سرد نگاهی به اریو انداخت. نگاه کوتاه بود اما معنی را رساند و او با کلمه‌ای کوتاه فقط گفت: بنشین. اریو و دیگران همه نشستند.</text:p>
      <text:p text:style-name="P1"/>
      <text:p text:style-name="P1">فرخان این بار با حرص و کمی عصبانیت گفت: الان وقت این بچه‌بازی‌ها نیست. دژ در محاصره است و نمی‌شود وقتمان را سر چاپلوسی‌ها و قهر و آشتی‌های این دوتا مرغ عاشق تلف کنیم. این جمله را که گفت، هم ابگینه و هم اریو سرخ شدند.</text:p>
      <text:p text:style-name="P1"/>
      <text:p text:style-name="P1">فرخان ادامه داد: بانو ابگینه، شما طرحی برای خروج از این محاصره دارید؟ ابگینه چند لحظه به نقشه نگاه کرد، بعد از مدتی مکث با افسوس گفت: نه، هیچ طرحی به ذهنم نمی‌آید. فرخان رو به اریو گفت: تو چه طرحی داری؟ اریو: بله، طرحی دارم. فرخان خطاب به اعضای شورا گفت: از همه شما قصد دارم گوش کنید. ما اریو را بعد از رفتنش و خروج از نبرد پارت از فرماندهی کل سپاه برداشتیم و ابگینه را گذاشتیم. اما حالا که برگشته و اکنون هم نبرد نابرابر است و او ثابت کرده استاد نبردهای نابرابر است، از نظر بنده بهتر است که بانو ابگینه را از این سمت عزل کنیم و اریو را به عنوان فرمانده کل سپاه انتخاب کنیم.</text:p>
      <text:p text:style-name="P1"/>
      <text:p text:style-name="P1">همه به سکوت فرو رفتند. بعد از مدتی فرخان گفت: وقت برای فکر بی‌جا نداریم. رأی‌گیری می‌کنیم. از اعضای شورا، به جز خودشان دوتا، پنج نفر اینجا حاضرند.</text:p>
      <text:p text:style-name="P1"/>
      <text:p text:style-name="P1">رأی شما چیست شهبانو؟ شهبانو گفت: رأی من اریو است. اریانون، رأی شما چیست؟ اریانون: رأی من ابگینه است. اریانا، فرمانده قوی کمانداران، رأی شما چیست؟ رأی من اریو است. مهربانو، رأی شما چیست؟ ابگینه.</text:p>
      <text:p text:style-name="P1"/>
      <text:p text:style-name="P1">و رأی من اریو است.</text:p>
      <text:p text:style-name="P1"/>
      <text:p text:style-name="P1">پس حالا با اکثریت آرا، فرمانده جدید ما اریو است. همه از جا بلند شدند، حتی ابگینه هم مجبور شد این کار را بکند و سلام نظامی داد. خواستند که تعظیم کنند، اما اریو گفت: نه، نه، نیازی نیست. لطفاً این احترامات را به من نگذارید. شما از من سال‌ها بزرگ‌تر هستید. ممنون از لطف شما. ابگینه از جایگاه فرماندهی بلند شد و به سمت اریو آمد و با خم شدن او را به نشستن در جایگاه فرماندهی دعوت کرد. اریو رفت و در جایگاه خود نشست و بدون مکث گفت: وقت خیلی کم است، دیگر وقت این کارها نیست. من قرار است چند پست بین شما تقسیم کنم، اما اگر ممکن است فرمانده اسبق آمار نیروهایی که داریم را به من اعلام کند…</text:p>
      <text:p text:style-name="P1"/>
      <text:p text:style-name="P1">ابگینه با حرص و ناراحتی زیاد و خشک گفت <text:s/>: ما الان حدود <text:span text:style-name="T1">1000 نفر کمان دار داریم 10000 نفر سرباز با صلاح سبک و100 تا سوار نظام کار کشته پارتی </text:span></text:p>
      <text:p text:style-name="P1">ما حدود<text:span text:style-name="T1">1000 کمان دار و 10000سوار نظام و پیاد نظام در دژ دیلمان داریم </text:span></text:p>
      <text:p text:style-name="P2"><text:soft-page-break/>و همین طور <text:span text:style-name="T1">2000 نفر هم دریا نبرد با <text:s/>تعداد زیادی کشتی در ناوگان دریایی در دریا شمال</text:span></text:p>
      <text:p text:style-name="P2"/>
      <text:p text:style-name="P2">تعداد نیرو هایی که الان ما را محاصره کرد <text:span text:style-name="T1">50 هزار است و هزار هزار لشکران دیگر در سمت قفقاز منتظر ماست تا با مبارزه کند. <text:s/></text:span></text:p>
      <text:p text:style-name="P1"/>
      <text:p text:style-name="P1">گزارش ابگینه تمام شد و او نشست. </text:p>
      <text:p text:style-name="P1"/>
      <text:p text:style-name="P1">اریو : خب پس فرمانده فرخان <text:s/>برن به سمت دژ دیلمان و انها را بکار بگیرن و با خودشون هرچه سریع تر به این جا بیارن </text:p>
      <text:p text:style-name="P1"/>
      <text:p text:style-name="P1">سردار فرخان همراه شما <text:span text:style-name="T1">10 سواره هم میاد تا شما از اینجا دور کنه همراه شما پارسبانو و پیترینا هم میان و پیترینا در دیلمان با شماست و پارسبانو هم میره به شمال و ناوگان دریایی را امده باش می کنه </text:span></text:p>
      <text:p text:style-name="P1"/>
      <text:p text:style-name="P1">فرخان از جا برخاست و خواست که برود و به دستور عمل کند اما اریو زمانی او داشت می رفت در گوش گفت : </text:p>
      <text:p text:style-name="P1">من نگران پارسبانونیستم او جنگیدن را خوب بلده اما پریترینا به اجبار به اینجا امده و هیچی هم بلد نیست حواست بهش باشه </text:p>
      <text:p text:style-name="P1">فرخان ارام بهش گفت : خیالت راحت با دوتا چشم حواسم بهش هست </text:p>
      <text:p text:style-name="P1">فرخان از اتاق همراه پارسبانو و پیترینا خارج شد. </text:p>
      <text:p text:style-name="P1"/>
      <text:p text:style-name="P2">بعد اریو ارام ادامه دارد : برای پیاد نظام را به دو فرمانده می دهم . چون تعدادانها زیاد است</text:p>
      <text:p text:style-name="P3">یکی را به مهربانو <text:s/>و شه بانو شما دوتا ملکه بزرگ همیشه در مدریت نیرو های بزرگ خیلی خیلی خوب بودید </text:p>
      <text:p text:style-name="P3"/>
      <text:p text:style-name="P3">و <text:s/>فرمانده کمان دارن سردار اریان است و من هم فرماند نود سوار نطام باقی مانده ام </text:p>
      <text:p text:style-name="P3"/>
      <text:p text:style-name="P3">اریو کی مکث کرد و بعد ادامه داد : </text:p>
      <text:p text:style-name="P3"><text:s/>تا جایی من فهمدیم دژ خالی از سکنه است درست و در های قصر به میشه درونی ترین لیه امن ترین است درسته؟ </text:p>
      <text:p text:style-name="P3">همه به ابگین نگاه کردند <text:s/>ابگینه سرد و ارام گفت : بله </text:p>
      <text:p text:style-name="P3">خب پس نقشه از این قرار است </text:p>
      <text:p text:style-name="P3">قلعه تابع اخرین داده ها دارای <text:span text:style-name="T2">7 لایه ما فردا صبح کمان دارن را روی دیوار ها لایه دوم قرار می گیرن </text:span></text:p>
      <text:p text:style-name="P3">در لایه اول کاری میکنیم که دیوار هایی ساخت شود که فضایی کوچک در حد هزار نفر نیرو باشد که انها وارد شوند و بعد فشار زیاد شود در همین لحظه نیرو های ما که تا الان روی دیوار بودند منظور همان <text:span text:style-name="T3">1000 نفر از پیاده نظام ما است می رود و در را می بند و انهایی که درون دژ گیر افتادند محکم به مگر با تیر و تیغه سوار نظام ما است . </text:span></text:p>
      <text:p text:style-name="P3">این را بر روی چهار در که داریم بار ها اجرا می کنیم تا روی تمام شود. </text:p>
      <text:p text:style-name="P3">الان وقت نداریم که من نقشه روز بعد را هم بگیم تا تاریکی هوا یک دو ساعت بیشتر نماند ما نقشه از ساعت شش صبح فردا شروع می کنیم. تا ان زمان باید این دیوار های جدا کنند ماده باشد که این کار بر دوش پیاده نظام ها هست حواس پیاد نظام باشد که بعد از تاریکی هوا در نقشه فردا همه در ها را ببند و مطمئن شود که تمام افراد انها مرده اند و بیان برای جلسه فردا</text:p>
      <text:p text:style-name="P3">شهبانو و مهربانو شما ها برید و کار را شروع کنید بقیه بمانند نقشه ادامه دارد </text:p>
      <text:p text:style-name="P3">شهبانو و مهربانو بالا فاصله ایستاد و با احترام خارج شدند </text:p>
      <text:p text:style-name="P3"/>
      <text:p text:style-name="P3"/>
      <text:p text:style-name="P3"><text:soft-page-break/>سردار اریانی شما باید کاری کنی که کمان دار ها هر چند وقت یک بار خودشان را روی زمین بندازن حالت یکی در میان یا شانسی و یکم روی زمین سینه خیز روند تیری بر دارند و بعد تیر بزند </text:p>
      <text:p text:style-name="P3"/>
      <text:p text:style-name="P4">این کار برای این است که انها فکر کنند نیرو ها ما انقدر زیاد است. نیرو جدید و تازه نفس اضافه می شود. </text:p>
      <text:p text:style-name="P4"/>
      <text:p text:style-name="P4">اریانی هم با یک سلام نظام از اتاق خارج شد.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2T14:12:15.694569138</meta:creation-date>
    <dc:date>2025-12-02T17:03:34.766462682</dc:date>
    <meta:editing-duration>PT16S</meta:editing-duration>
    <meta:editing-cycles>1</meta:editing-cycles>
    <meta:document-statistic meta:table-count="0" meta:image-count="0" meta:object-count="0" meta:page-count="3" meta:paragraph-count="36" meta:word-count="1168" meta:character-count="5385" meta:non-whitespace-character-count="4220"/>
    <meta:generator>LibreOffice/24.2.7.2$Linux_X86_64 LibreOffice_project/420$Build-2</meta:generator>
  </office:meta>
</office:document-meta>
</file>